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HelveticaNeue LT 65 Medium" svg:font-family="'HelveticaNeue LT 65 Medium'" style:font-adornments="Bold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elveticaNeue LT 45 Light" svg:font-family="'HelveticaNeue LT 45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7.58mm" fo:margin-right="0mm" fo:text-indent="0mm" style:auto-text-indent="false"/>
      <style:text-properties fo:font-size="6pt" style:font-size-asian="6pt" style:font-size-complex="6pt"/>
    </style:style>
    <style:style style:name="P2" style:family="paragraph" style:parent-style-name="Standard">
      <style:paragraph-properties fo:margin-left="7.58mm" fo:margin-right="0mm" fo:text-indent="0mm" style:auto-text-indent="false"/>
      <style:text-properties fo:font-size="8pt" style:font-size-asian="8pt" style:font-size-complex="8pt"/>
    </style:style>
    <style:style style:name="P3" style:family="paragraph" style:parent-style-name="Heading_20_1">
      <style:paragraph-properties fo:margin-left="6.35mm" fo:margin-right="0mm" fo:text-indent="0mm" style:auto-text-indent="false"/>
    </style:style>
    <style:style style:name="P4" style:family="paragraph" style:parent-style-name="Heading_20_1">
      <style:paragraph-properties fo:margin-left="6.35mm" fo:margin-right="0mm" fo:text-indent="0mm" style:auto-text-indent="false"/>
    </style:style>
    <style:style style:name="P5" style:family="paragraph" style:parent-style-name="Standard">
      <style:paragraph-properties fo:margin-left="7.58mm" fo:margin-right="0mm" fo:text-indent="0mm" style:auto-text-indent="false"/>
      <style:text-properties fo:font-size="6pt" style:font-size-asian="6pt" style:font-size-complex="6pt"/>
    </style:style>
    <style:style style:name="P6" style:family="paragraph" style:parent-style-name="Standard">
      <style:paragraph-properties fo:margin-left="7.58mm" fo:margin-right="0mm" fo:text-indent="0mm" style:auto-text-indent="false"/>
      <style:text-properties fo:font-size="8pt" style:font-size-asian="8pt" style:font-size-complex="8pt"/>
    </style:style>
    <style:style style:name="fr1" style:family="graphic" style:parent-style-name="Labels">
      <style:graphic-properties style:vertical-pos="top" style:vertical-rel="baseline" style:horizontal-pos="center" style:horizontal-rel="paragraph-content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variable-decls>
        <text:variable-decl office:value-type="float" text:name="serial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70.01mm" svg:height="16.9mm" draw:z-index="0"><draw:text-box><text:section text:style-name="Sect1" text:name="MasterLabel"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" style:data-style-name="N0">1</text:variable-set></text:p><text:p text:style-name="P2">Testdate: </text:p></text:section></draw:text-box></draw:frame><draw:frame draw:style-name="fr1" draw:name="Frame2" text:anchor-type="as-char" svg:width="70.01mm" svg:height="16.9mm" draw:z-index="1"><draw:text-box><text:section text:style-name="Sect1" text:name="Section1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" style:data-style-name="N0">2</text:variable-set></text:p><text:p text:style-name="P2">Testdate: </text:p></text:section></draw:text-box></draw:frame><draw:frame draw:style-name="fr1" draw:name="Frame3" text:anchor-type="as-char" svg:width="70.01mm" svg:height="16.9mm" draw:z-index="2"><draw:text-box><text:section text:style-name="Sect1" text:name="Section2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" style:data-style-name="N0">3</text:variable-set></text:p><text:p text:style-name="P2">Testdate: </text:p></text:section></draw:text-box></draw:frame></text:p>
      <text:p text:style-name="Standard"><draw:frame draw:style-name="fr1" draw:name="Frame4" text:anchor-type="as-char" svg:width="70.01mm" svg:height="16.9mm" draw:z-index="3"><draw:text-box><text:section text:style-name="Sect1" text:name="Section3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" style:data-style-name="N0">4</text:variable-set></text:p><text:p text:style-name="P2">Testdate: </text:p></text:section></draw:text-box></draw:frame><draw:frame draw:style-name="fr1" draw:name="Frame5" text:anchor-type="as-char" svg:width="70.01mm" svg:height="16.9mm" draw:z-index="4"><draw:text-box><text:section text:style-name="Sect1" text:name="Section4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5" style:data-style-name="N0">5</text:variable-set></text:p><text:p text:style-name="P2">Testdate: </text:p></text:section></draw:text-box></draw:frame><draw:frame draw:style-name="fr1" draw:name="Frame6" text:anchor-type="as-char" svg:width="70.01mm" svg:height="16.9mm" draw:z-index="5"><draw:text-box><text:section text:style-name="Sect1" text:name="Section5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6" style:data-style-name="N0">6</text:variable-set></text:p><text:p text:style-name="P2">Testdate: </text:p></text:section></draw:text-box></draw:frame></text:p>
      <text:p text:style-name="Standard"><draw:frame draw:style-name="fr1" draw:name="Frame7" text:anchor-type="as-char" svg:width="70.01mm" svg:height="16.9mm" draw:z-index="6"><draw:text-box><text:section text:style-name="Sect1" text:name="Section6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7" style:data-style-name="N0">7</text:variable-set></text:p><text:p text:style-name="P2">Testdate: </text:p></text:section></draw:text-box></draw:frame><draw:frame draw:style-name="fr1" draw:name="Frame8" text:anchor-type="as-char" svg:width="70.01mm" svg:height="16.9mm" draw:z-index="7"><draw:text-box><text:section text:style-name="Sect1" text:name="Section7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8" style:data-style-name="N0">8</text:variable-set></text:p><text:p text:style-name="P2">Testdate: </text:p></text:section></draw:text-box></draw:frame><draw:frame draw:style-name="fr1" draw:name="Frame9" text:anchor-type="as-char" svg:width="70.01mm" svg:height="16.9mm" draw:z-index="8"><draw:text-box><text:section text:style-name="Sect1" text:name="Section8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9" style:data-style-name="N0">9</text:variable-set></text:p><text:p text:style-name="P2">Testdate: </text:p></text:section></draw:text-box></draw:frame></text:p>
      <text:p text:style-name="Standard"><draw:frame draw:style-name="fr1" draw:name="Frame10" text:anchor-type="as-char" svg:width="70.01mm" svg:height="16.9mm" draw:z-index="9"><draw:text-box><text:section text:style-name="Sect1" text:name="Section9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0" style:data-style-name="N0">10</text:variable-set></text:p><text:p text:style-name="P2">Testdate: </text:p></text:section></draw:text-box></draw:frame><draw:frame draw:style-name="fr1" draw:name="Frame11" text:anchor-type="as-char" svg:width="70.01mm" svg:height="16.9mm" draw:z-index="10"><draw:text-box><text:section text:style-name="Sect1" text:name="Section10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1" style:data-style-name="N0">11</text:variable-set></text:p><text:p text:style-name="P2">Testdate: </text:p></text:section></draw:text-box></draw:frame><draw:frame draw:style-name="fr1" draw:name="Frame12" text:anchor-type="as-char" svg:width="70.01mm" svg:height="16.9mm" draw:z-index="11"><draw:text-box><text:section text:style-name="Sect1" text:name="Section11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2" style:data-style-name="N0">12</text:variable-set></text:p><text:p text:style-name="P2">Testdate: </text:p></text:section></draw:text-box></draw:frame></text:p>
      <text:p text:style-name="Standard"><draw:frame draw:style-name="fr1" draw:name="Frame13" text:anchor-type="as-char" svg:width="70.01mm" svg:height="16.9mm" draw:z-index="12"><draw:text-box><text:section text:style-name="Sect1" text:name="Section12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3" style:data-style-name="N0">13</text:variable-set></text:p><text:p text:style-name="P2">Testdate: </text:p></text:section></draw:text-box></draw:frame><draw:frame draw:style-name="fr1" draw:name="Frame14" text:anchor-type="as-char" svg:width="70.01mm" svg:height="16.9mm" draw:z-index="13"><draw:text-box><text:section text:style-name="Sect1" text:name="Section13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4" style:data-style-name="N0">14</text:variable-set></text:p><text:p text:style-name="P2">Testdate: </text:p></text:section></draw:text-box></draw:frame><draw:frame draw:style-name="fr1" draw:name="Frame15" text:anchor-type="as-char" svg:width="70.01mm" svg:height="16.9mm" draw:z-index="14"><draw:text-box><text:section text:style-name="Sect1" text:name="Section14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5" style:data-style-name="N0">15</text:variable-set></text:p><text:p text:style-name="P2">Testdate: </text:p></text:section></draw:text-box></draw:frame></text:p>
      <text:p text:style-name="Standard"><draw:frame draw:style-name="fr1" draw:name="Frame16" text:anchor-type="as-char" svg:width="70.01mm" svg:height="16.9mm" draw:z-index="15"><draw:text-box><text:section text:style-name="Sect1" text:name="Section15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6" style:data-style-name="N0">16</text:variable-set></text:p><text:p text:style-name="P2">Testdate: </text:p></text:section></draw:text-box></draw:frame><draw:frame draw:style-name="fr1" draw:name="Frame17" text:anchor-type="as-char" svg:width="70.01mm" svg:height="16.9mm" draw:z-index="16"><draw:text-box><text:section text:style-name="Sect1" text:name="Section16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7" style:data-style-name="N0">17</text:variable-set></text:p><text:p text:style-name="P2">Testdate: </text:p></text:section></draw:text-box></draw:frame><draw:frame draw:style-name="fr1" draw:name="Frame18" text:anchor-type="as-char" svg:width="70.01mm" svg:height="16.9mm" draw:z-index="17"><draw:text-box><text:section text:style-name="Sect1" text:name="Section17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8" style:data-style-name="N0">18</text:variable-set></text:p><text:p text:style-name="P2">Testdate: </text:p></text:section></draw:text-box></draw:frame></text:p>
      <text:p text:style-name="Standard"><draw:frame draw:style-name="fr1" draw:name="Frame19" text:anchor-type="as-char" svg:width="70.01mm" svg:height="16.9mm" draw:z-index="18"><draw:text-box><text:section text:style-name="Sect1" text:name="Section18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19" style:data-style-name="N0">19</text:variable-set></text:p><text:p text:style-name="P2">Testdate: </text:p></text:section></draw:text-box></draw:frame><draw:frame draw:style-name="fr1" draw:name="Frame20" text:anchor-type="as-char" svg:width="70.01mm" svg:height="16.9mm" draw:z-index="19"><draw:text-box><text:section text:style-name="Sect1" text:name="Section19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0" style:data-style-name="N0">20</text:variable-set></text:p><text:p text:style-name="P2">Testdate: </text:p></text:section></draw:text-box></draw:frame><draw:frame draw:style-name="fr1" draw:name="Frame21" text:anchor-type="as-char" svg:width="70.01mm" svg:height="16.9mm" draw:z-index="20"><draw:text-box><text:section text:style-name="Sect1" text:name="Section20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1" style:data-style-name="N0">21</text:variable-set></text:p><text:p text:style-name="P2">Testdate: </text:p></text:section></draw:text-box></draw:frame></text:p>
      <text:p text:style-name="Standard"><draw:frame draw:style-name="fr1" draw:name="Frame22" text:anchor-type="as-char" svg:width="70.01mm" svg:height="16.9mm" draw:z-index="21"><draw:text-box><text:section text:style-name="Sect1" text:name="Section21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2" style:data-style-name="N0">22</text:variable-set></text:p><text:p text:style-name="P2">Testdate: </text:p></text:section></draw:text-box></draw:frame><draw:frame draw:style-name="fr1" draw:name="Frame23" text:anchor-type="as-char" svg:width="70.01mm" svg:height="16.9mm" draw:z-index="22"><draw:text-box><text:section text:style-name="Sect1" text:name="Section22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3" style:data-style-name="N0">23</text:variable-set></text:p><text:p text:style-name="P2">Testdate: </text:p></text:section></draw:text-box></draw:frame><draw:frame draw:style-name="fr1" draw:name="Frame24" text:anchor-type="as-char" svg:width="70.01mm" svg:height="16.9mm" draw:z-index="23"><draw:text-box><text:section text:style-name="Sect1" text:name="Section23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4" style:data-style-name="N0">24</text:variable-set></text:p><text:p text:style-name="P2">Testdate: </text:p></text:section></draw:text-box></draw:frame></text:p>
      <text:p text:style-name="Standard"><draw:frame draw:style-name="fr1" draw:name="Frame25" text:anchor-type="as-char" svg:width="70.01mm" svg:height="16.9mm" draw:z-index="24"><draw:text-box><text:section text:style-name="Sect1" text:name="Section24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5" style:data-style-name="N0">25</text:variable-set></text:p><text:p text:style-name="P2">Testdate: </text:p></text:section></draw:text-box></draw:frame><draw:frame draw:style-name="fr1" draw:name="Frame26" text:anchor-type="as-char" svg:width="70.01mm" svg:height="16.9mm" draw:z-index="25"><draw:text-box><text:section text:style-name="Sect1" text:name="Section25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6" style:data-style-name="N0">26</text:variable-set></text:p><text:p text:style-name="P2">Testdate: </text:p></text:section></draw:text-box></draw:frame><draw:frame draw:style-name="fr1" draw:name="Frame27" text:anchor-type="as-char" svg:width="70.01mm" svg:height="16.9mm" draw:z-index="26"><draw:text-box><text:section text:style-name="Sect1" text:name="Section26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7" style:data-style-name="N0">27</text:variable-set></text:p><text:p text:style-name="P2">Testdate: </text:p></text:section></draw:text-box></draw:frame></text:p>
      <text:p text:style-name="Standard"><draw:frame draw:style-name="fr1" draw:name="Frame28" text:anchor-type="as-char" svg:width="70.01mm" svg:height="16.9mm" draw:z-index="27"><draw:text-box><text:section text:style-name="Sect1" text:name="Section27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8" style:data-style-name="N0">28</text:variable-set></text:p><text:p text:style-name="P2">Testdate: </text:p></text:section></draw:text-box></draw:frame><draw:frame draw:style-name="fr1" draw:name="Frame29" text:anchor-type="as-char" svg:width="70.01mm" svg:height="16.9mm" draw:z-index="28"><draw:text-box><text:section text:style-name="Sect1" text:name="Section28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29" style:data-style-name="N0">29</text:variable-set></text:p><text:p text:style-name="P2">Testdate: </text:p></text:section></draw:text-box></draw:frame><draw:frame draw:style-name="fr1" draw:name="Frame30" text:anchor-type="as-char" svg:width="70.01mm" svg:height="16.9mm" draw:z-index="29"><draw:text-box><text:section text:style-name="Sect1" text:name="Section29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0" style:data-style-name="N0">30</text:variable-set></text:p><text:p text:style-name="P2">Testdate: </text:p></text:section></draw:text-box></draw:frame></text:p>
      <text:p text:style-name="Standard"><draw:frame draw:style-name="fr1" draw:name="Frame31" text:anchor-type="as-char" svg:width="70.01mm" svg:height="16.9mm" draw:z-index="30"><draw:text-box><text:section text:style-name="Sect1" text:name="Section30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1" style:data-style-name="N0">31</text:variable-set></text:p><text:p text:style-name="P2">Testdate: </text:p></text:section></draw:text-box></draw:frame><draw:frame draw:style-name="fr1" draw:name="Frame32" text:anchor-type="as-char" svg:width="70.01mm" svg:height="16.9mm" draw:z-index="31"><draw:text-box><text:section text:style-name="Sect1" text:name="Section31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2" style:data-style-name="N0">32</text:variable-set></text:p><text:p text:style-name="P2">Testdate: </text:p></text:section></draw:text-box></draw:frame><draw:frame draw:style-name="fr1" draw:name="Frame33" text:anchor-type="as-char" svg:width="70.01mm" svg:height="16.9mm" draw:z-index="32"><draw:text-box><text:section text:style-name="Sect1" text:name="Section32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3" style:data-style-name="N0">33</text:variable-set></text:p><text:p text:style-name="P2">Testdate: </text:p></text:section></draw:text-box></draw:frame></text:p>
      <text:p text:style-name="Standard"><draw:frame draw:style-name="fr1" draw:name="Frame34" text:anchor-type="as-char" svg:width="70.01mm" svg:height="16.9mm" draw:z-index="33"><draw:text-box><text:section text:style-name="Sect1" text:name="Section33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4" style:data-style-name="N0">34</text:variable-set></text:p><text:p text:style-name="P2">Testdate: </text:p></text:section></draw:text-box></draw:frame><draw:frame draw:style-name="fr1" draw:name="Frame35" text:anchor-type="as-char" svg:width="70.01mm" svg:height="16.9mm" draw:z-index="34"><draw:text-box><text:section text:style-name="Sect1" text:name="Section34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5" style:data-style-name="N0">35</text:variable-set></text:p><text:p text:style-name="P2">Testdate: </text:p></text:section></draw:text-box></draw:frame><draw:frame draw:style-name="fr1" draw:name="Frame36" text:anchor-type="as-char" svg:width="70.01mm" svg:height="16.9mm" draw:z-index="35"><draw:text-box><text:section text:style-name="Sect1" text:name="Section35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6" style:data-style-name="N0">36</text:variable-set></text:p><text:p text:style-name="P2">Testdate: </text:p></text:section></draw:text-box></draw:frame></text:p>
      <text:p text:style-name="Standard"><draw:frame draw:style-name="fr1" draw:name="Frame37" text:anchor-type="as-char" svg:width="70.01mm" svg:height="16.9mm" draw:z-index="36"><draw:text-box><text:section text:style-name="Sect1" text:name="Section36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7" style:data-style-name="N0">37</text:variable-set></text:p><text:p text:style-name="P2">Testdate: </text:p></text:section></draw:text-box></draw:frame><draw:frame draw:style-name="fr1" draw:name="Frame38" text:anchor-type="as-char" svg:width="70.01mm" svg:height="16.9mm" draw:z-index="37"><draw:text-box><text:section text:style-name="Sect1" text:name="Section37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8" style:data-style-name="N0">38</text:variable-set></text:p><text:p text:style-name="P2">Testdate: </text:p></text:section></draw:text-box></draw:frame><draw:frame draw:style-name="fr1" draw:name="Frame39" text:anchor-type="as-char" svg:width="70.01mm" svg:height="16.9mm" draw:z-index="38"><draw:text-box><text:section text:style-name="Sect1" text:name="Section38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39" style:data-style-name="N0">39</text:variable-set></text:p><text:p text:style-name="P2">Testdate: </text:p></text:section></draw:text-box></draw:frame></text:p>
      <text:p text:style-name="Standard"><draw:frame draw:style-name="fr1" draw:name="Frame40" text:anchor-type="as-char" svg:width="70.01mm" svg:height="16.9mm" draw:z-index="39"><draw:text-box><text:section text:style-name="Sect1" text:name="Section39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0" style:data-style-name="N0">40</text:variable-set></text:p><text:p text:style-name="P2">Testdate: </text:p></text:section></draw:text-box></draw:frame><draw:frame draw:style-name="fr1" draw:name="Frame41" text:anchor-type="as-char" svg:width="70.01mm" svg:height="16.9mm" draw:z-index="40"><draw:text-box><text:section text:style-name="Sect1" text:name="Section40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1" style:data-style-name="N0">41</text:variable-set></text:p><text:p text:style-name="P2">Testdate: </text:p></text:section></draw:text-box></draw:frame><draw:frame draw:style-name="fr1" draw:name="Frame42" text:anchor-type="as-char" svg:width="70.01mm" svg:height="16.9mm" draw:z-index="41"><draw:text-box><text:section text:style-name="Sect1" text:name="Section41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2" style:data-style-name="N0">42</text:variable-set></text:p><text:p text:style-name="P2">Testdate: </text:p></text:section></draw:text-box></draw:frame></text:p>
      <text:p text:style-name="Standard"><draw:frame draw:style-name="fr1" draw:name="Frame43" text:anchor-type="as-char" svg:width="70.01mm" svg:height="16.9mm" draw:z-index="42"><draw:text-box><text:section text:style-name="Sect1" text:name="Section42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3" style:data-style-name="N0">43</text:variable-set></text:p><text:p text:style-name="P2">Testdate: </text:p></text:section></draw:text-box></draw:frame><draw:frame draw:style-name="fr1" draw:name="Frame44" text:anchor-type="as-char" svg:width="70.01mm" svg:height="16.9mm" draw:z-index="43"><draw:text-box><text:section text:style-name="Sect1" text:name="Section43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4" style:data-style-name="N0">44</text:variable-set></text:p><text:p text:style-name="P2">Testdate: </text:p></text:section></draw:text-box></draw:frame><draw:frame draw:style-name="fr1" draw:name="Frame45" text:anchor-type="as-char" svg:width="70.01mm" svg:height="16.9mm" draw:z-index="44"><draw:text-box><text:section text:style-name="Sect1" text:name="Section44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5" style:data-style-name="N0">45</text:variable-set></text:p><text:p text:style-name="P2">Testdate: </text:p></text:section></draw:text-box></draw:frame></text:p>
      <text:p text:style-name="Standard"><draw:frame draw:style-name="fr1" draw:name="Frame46" text:anchor-type="as-char" svg:width="70.01mm" svg:height="16.9mm" draw:z-index="45"><draw:text-box><text:section text:style-name="Sect1" text:name="Section45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6" style:data-style-name="N0">46</text:variable-set></text:p><text:p text:style-name="P2">Testdate: </text:p></text:section></draw:text-box></draw:frame><draw:frame draw:style-name="fr1" draw:name="Frame47" text:anchor-type="as-char" svg:width="70.01mm" svg:height="16.9mm" draw:z-index="46"><draw:text-box><text:section text:style-name="Sect1" text:name="Section46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7" style:data-style-name="N0">47</text:variable-set></text:p><text:p text:style-name="P2">Testdate: </text:p></text:section></draw:text-box></draw:frame><draw:frame draw:style-name="fr1" draw:name="Frame48" text:anchor-type="as-char" svg:width="70.01mm" svg:height="16.9mm" draw:z-index="47"><draw:text-box><text:section text:style-name="Sect1" text:name="Section47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8" style:data-style-name="N0">48</text:variable-set></text:p><text:p text:style-name="P2">Testdate: </text:p></text:section></draw:text-box></draw:frame></text:p>
      <text:p text:style-name="Standard"><draw:frame draw:style-name="fr1" draw:name="Frame49" text:anchor-type="as-char" svg:width="70.01mm" svg:height="16.9mm" draw:z-index="48"><draw:text-box><text:section text:style-name="Sect1" text:name="Section48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49" style:data-style-name="N0">49</text:variable-set></text:p><text:p text:style-name="P2">Testdate: </text:p></text:section></draw:text-box></draw:frame><draw:frame draw:style-name="fr1" draw:name="Frame50" text:anchor-type="as-char" svg:width="70.01mm" svg:height="16.9mm" draw:z-index="49"><draw:text-box><text:section text:style-name="Sect1" text:name="Section49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50" style:data-style-name="N0">50</text:variable-set></text:p><text:p text:style-name="P2">Testdate: </text:p></text:section></draw:text-box></draw:frame><draw:frame draw:style-name="fr1" draw:name="Frame51" text:anchor-type="as-char" svg:width="70.01mm" svg:height="16.9mm" draw:z-index="50"><draw:text-box><text:section text:style-name="Sect1" text:name="Section50" text:protected="true"><text:section-source text:section-name="MasterLabel"/><text:h text:style-name="P3" text:outline-level="1">GECKO3main</text:h><text:p text:style-name="P1">Type: XC3S1500</text:p><text:p text:style-name="P1">Case: FG676 </text:p><text:p text:style-name="P1">Speed: 4</text:p><text:p text:style-name="P1">Serialnumber: <text:variable-set text:name="serialnumber" text:formula="ooow:1+serialnumber" office:value-type="float" office:value="51" style:data-style-name="N0">51</text:variable-set></text:p><text:p text:style-name="P2">Testdate: 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HelveticaNeue LT 65 Medium" svg:font-family="'HelveticaNeue LT 65 Medium'" style:font-adornments="Bold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elveticaNeue LT 45 Light" svg:font-family="'HelveticaNeue LT 45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horndale" fo:font-size="12pt" fo:language="de" fo:country="CH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HelveticaNeue LT 45 Light" fo:language="en" fo:country="GB" fo:font-weight="250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.49mm" fo:margin-bottom="0mm" style:page-number="auto"/>
      <style:text-properties style:font-name="HelveticaNeue LT 65 Medium" fo:font-size="8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els" style:family="graphic" style:auto-update="true">
      <style:graphic-properties svg:width="70.01mm" svg:height="16.9mm" text:anchor-type="as-char" svg:y="0mm" fo:margin-left="0mm" fo:margin-right="0mm" fo:margin-top="0mm" fo:margin-bottom="0mm" style:protect="size position" style:vertical-pos="top" style:vertical-rel="baseli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10.43mm" fo:page-height="292.45mm" style:num-format="" style:print-orientation="portrait" fo:margin-top="4.78mm" fo:margin-bottom="0.19mm" fo:margin-left="0mm" fo:margin-right="0.1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28T17:26:50</meta:creation-date>
    <dc:creator>Zimmermann [zac1]</dc:creator>
    <dc:date>2009-02-24T13:50:59</dc:date>
    <meta:print-date>2008-01-28T18:21:39</meta:print-date>
    <dc:language>de-CH</dc:language>
    <meta:editing-cycles>15</meta:editing-cycles>
    <meta:editing-duration>PT3H10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3" meta:word-count="459" meta:character-count="3570"/>
  </office:meta>
</office:document-meta>
</file>